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43cm" fo:min-width="0cm" draw:shadow="visible" draw:shadow-offset-x="0.212cm" draw:shadow-offset-y="0.212cm"/>
    </style:style>
    <style:style style:name="P1" style:family="paragraph">
      <style:text-properties fo:color="#dddddd" fo:font-size="160pt" fo:background-color="transparent" style:font-size-asian="160pt" style:font-size-complex="160pt" style:font-weight-complex="600"/>
    </style:style>
    <style:style style:name="P2" style:family="paragraph">
      <loext:graphic-properties draw:fill="none" draw:fill-color="#ffffff"/>
      <style:text-properties fo:color="#dddddd" style:font-name="DejaVu Sans" fo:font-size="160pt" fo:letter-spacing="0.212cm" fo:font-weight="bold" fo:background-color="transparent" style:font-size-asian="160pt" style:font-weight-asian="bold" style:font-size-complex="160pt" style:font-weight-complex="600"/>
    </style:style>
    <style:style style:name="T1" style:family="text">
      <style:text-properties fo:color="#dddddd" style:font-name="DejaVu Sans" fo:font-size="160pt" fo:letter-spacing="0.212cm" fo:font-weight="bold" fo:background-color="transparent" style:font-size-asian="160pt" style:font-weight-asian="bold" style:font-size-complex="16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8.027cm" svg:height="7.593cm" draw:transform="skewX (-7.00095701443279E-017) rotate (1.0473720841218) translate (0.814cm 24.905cm)">
          <draw:text-box>
            <text:p text:style-name="P1"><text:span text:style-name="T1">Entwu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16:35:07.752318008</meta:creation-date>
    <dc:date>2017-01-28T13:46:48.735225188</dc:date>
    <meta:editing-duration>PT14M42S</meta:editing-duration>
    <meta:editing-cycles>3</meta:editing-cycles>
    <meta:generator>LibreOffice/5.1.4.2$Linux_X86_64 LibreOffice_project/10m0$Build-2</meta:generator>
    <meta:document-statistic meta:object-count="1"/>
  </office:meta>
</office:document-meta>
</file>